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1" style:family="table">
      <style:table-properties style:width="6.6931in" table:align="margins"/>
    </style:style>
    <style:style style:name="Table21.A" style:family="table-column">
      <style:table-column-properties style:column-width="3.3465in" style:rel-column-width="32767*"/>
    </style:style>
    <style:style style:name="Table21.B" style:family="table-column">
      <style:table-column-properties style:column-width="3.3465in" style:rel-column-width="32768*"/>
    </style:style>
    <style:style style:name="Table21.A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5" style:family="table-row">
      <style:table-row-properties style:min-row-height="0.3in"/>
    </style:style>
    <style:style style:name="Table18" style:family="table">
      <style:table-properties style:width="3.625in" table:align="left"/>
    </style:style>
    <style:style style:name="Table18.A" style:family="table-column">
      <style:table-column-properties style:column-width="3.625in"/>
    </style:style>
    <style:style style:name="Table18.A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4375in" style:rel-column-width="4333*"/>
    </style:style>
    <style:style style:name="Table6.B" style:family="table-column">
      <style:table-column-properties style:column-width="2.375in" style:rel-column-width="23523*"/>
    </style:style>
    <style:style style:name="Table6.C" style:family="table-column">
      <style:table-column-properties style:column-width="3.8042in" style:rel-column-width="3767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0" style:family="table-row">
      <style:table-row-properties style:min-row-height="0.2993in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4375in" style:rel-column-width="4333*"/>
    </style:style>
    <style:style style:name="Table6.B" style:family="table-column">
      <style:table-column-properties style:column-width="2.375in" style:rel-column-width="23523*"/>
    </style:style>
    <style:style style:name="Table6.C" style:family="table-column">
      <style:table-column-properties style:column-width="3.8042in" style:rel-column-width="3767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0" style:family="table-row">
      <style:table-row-properties style:min-row-height="0.2993in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6.6931in" style:rel-column-width="65535*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625in" table:align="left"/>
    </style:style>
    <style:style style:name="Table16.A" style:family="table-column">
      <style:table-column-properties style:column-width="3.625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167in" table:align="margins"/>
    </style:style>
    <style:style style:name="Table15.A" style:family="table-column">
      <style:table-column-properties style:column-width="0.5625in" style:rel-column-width="5571*"/>
    </style:style>
    <style:style style:name="Table15.B" style:family="table-column">
      <style:table-column-properties style:column-width="3in" style:rel-column-width="29713*"/>
    </style:style>
    <style:style style:name="Table15.C" style:family="table-column">
      <style:table-column-properties style:column-width="3.0542in" style:rel-column-width="30251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625in" table:align="left"/>
    </style:style>
    <style:style style:name="Table16.A" style:family="table-column">
      <style:table-column-properties style:column-width="3.625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167in" table:align="margins"/>
    </style:style>
    <style:style style:name="Table15.A" style:family="table-column">
      <style:table-column-properties style:column-width="0.5625in" style:rel-column-width="5571*"/>
    </style:style>
    <style:style style:name="Table15.B" style:family="table-column">
      <style:table-column-properties style:column-width="3in" style:rel-column-width="29713*"/>
    </style:style>
    <style:style style:name="Table15.C" style:family="table-column">
      <style:table-column-properties style:column-width="3.0542in" style:rel-column-width="30251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6.6931in" style:rel-column-width="65535*"/>
    </style:style>
    <style:style style:name="Table19.A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6.6931in" style:rel-column-width="65535*"/>
    </style:style>
    <style:style style:name="Table20.A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4274" officeooo:paragraph-rsid="00194274"/>
    </style:style>
    <style:style style:name="P2" style:family="paragraph" style:parent-style-name="Table_20_Contents">
      <style:text-properties officeooo:rsid="001a7475" officeooo:paragraph-rsid="001a7475"/>
    </style:style>
    <style:style style:name="P3" style:family="paragraph" style:parent-style-name="Table_20_Contents">
      <style:text-properties officeooo:rsid="001a7475" officeooo:paragraph-rsid="001a796f"/>
    </style:style>
    <style:style style:name="P4" style:family="paragraph" style:parent-style-name="Table_20_Contents">
      <style:text-properties officeooo:rsid="001f04ec" officeooo:paragraph-rsid="001f04ec"/>
    </style:style>
    <style:style style:name="P5" style:family="paragraph" style:parent-style-name="Table_20_Contents">
      <style:text-properties officeooo:rsid="00241c28" officeooo:paragraph-rsid="00241c28"/>
    </style:style>
    <style:style style:name="P6" style:family="paragraph" style:parent-style-name="Table_20_Contents">
      <style:text-properties officeooo:rsid="00261e1b" officeooo:paragraph-rsid="00261e1b"/>
    </style:style>
    <style:style style:name="P7" style:family="paragraph" style:parent-style-name="Table_20_Contents">
      <style:text-properties officeooo:rsid="0027901c" officeooo:paragraph-rsid="0027901c"/>
    </style:style>
    <style:style style:name="P8" style:family="paragraph" style:parent-style-name="Table_20_Contents">
      <style:text-properties officeooo:rsid="0028e0aa" officeooo:paragraph-rsid="0028e0aa"/>
    </style:style>
    <style:style style:name="P9" style:family="paragraph" style:parent-style-name="Table_20_Contents">
      <style:text-properties officeooo:rsid="002b5a1c" officeooo:paragraph-rsid="002b5a1c"/>
    </style:style>
    <style:style style:name="P10" style:family="paragraph" style:parent-style-name="Table_20_Contents">
      <style:text-properties officeooo:rsid="002e345d" officeooo:paragraph-rsid="002e345d"/>
    </style:style>
    <style:style style:name="P11" style:family="paragraph" style:parent-style-name="Table_20_Contents">
      <style:text-properties officeooo:rsid="003b306e" officeooo:paragraph-rsid="003b306e"/>
    </style:style>
    <style:style style:name="P12" style:family="paragraph" style:parent-style-name="Table_20_Contents">
      <style:text-properties officeooo:rsid="003c8060" officeooo:paragraph-rsid="003c8060"/>
    </style:style>
    <style:style style:name="P13" style:family="paragraph" style:parent-style-name="Table_20_Contents">
      <style:text-properties officeooo:paragraph-rsid="003c8060"/>
    </style:style>
    <style:style style:name="P14" style:family="paragraph" style:parent-style-name="Table_20_Contents">
      <style:text-properties officeooo:rsid="003e9d98" officeooo:paragraph-rsid="003e9d98"/>
    </style:style>
    <style:style style:name="P15" style:family="paragraph" style:parent-style-name="Table_20_Contents">
      <style:text-properties officeooo:rsid="003f1278" officeooo:paragraph-rsid="003f1278"/>
    </style:style>
    <style:style style:name="P16" style:family="paragraph" style:parent-style-name="Table_20_Contents">
      <style:text-properties officeooo:rsid="00489f3f" officeooo:paragraph-rsid="00489f3f"/>
    </style:style>
    <style:style style:name="P17" style:family="paragraph" style:parent-style-name="Table_20_Contents">
      <style:text-properties officeooo:rsid="004ba4c2" officeooo:paragraph-rsid="004ba4c2"/>
    </style:style>
    <style:style style:name="P18" style:family="paragraph" style:parent-style-name="Table_20_Contents">
      <style:text-properties officeooo:rsid="004e2069" officeooo:paragraph-rsid="004e2069"/>
    </style:style>
    <style:style style:name="P19" style:family="paragraph" style:parent-style-name="Table_20_Contents">
      <style:text-properties officeooo:rsid="00519116" officeooo:paragraph-rsid="00519116"/>
    </style:style>
    <style:style style:name="P20" style:family="paragraph" style:parent-style-name="Table_20_Contents">
      <style:text-properties officeooo:rsid="00519116" officeooo:paragraph-rsid="004e2069"/>
    </style:style>
    <style:style style:name="P21" style:family="paragraph" style:parent-style-name="Table_20_Contents">
      <style:text-properties officeooo:rsid="005331df" officeooo:paragraph-rsid="005331df"/>
    </style:style>
    <style:style style:name="P22" style:family="paragraph" style:parent-style-name="Table_20_Contents">
      <style:text-properties officeooo:rsid="005367b8" officeooo:paragraph-rsid="005367b8"/>
    </style:style>
    <style:style style:name="P23" style:family="paragraph" style:parent-style-name="Table_20_Contents">
      <style:text-properties officeooo:rsid="0053877c" officeooo:paragraph-rsid="0053877c"/>
    </style:style>
    <style:style style:name="P24" style:family="paragraph" style:parent-style-name="Table_20_Contents">
      <style:text-properties officeooo:rsid="0053877c" officeooo:paragraph-rsid="005664de"/>
    </style:style>
    <style:style style:name="P25" style:family="paragraph" style:parent-style-name="Table_20_Contents">
      <style:text-properties officeooo:rsid="00553e0b" officeooo:paragraph-rsid="00553e0b"/>
    </style:style>
    <style:style style:name="P26" style:family="paragraph" style:parent-style-name="Table_20_Contents">
      <style:text-properties officeooo:paragraph-rsid="00553e0b"/>
    </style:style>
    <style:style style:name="P27" style:family="paragraph" style:parent-style-name="Table_20_Contents">
      <style:text-properties officeooo:rsid="005929e1" officeooo:paragraph-rsid="005929e1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5929e1" officeooo:paragraph-rsid="005929e1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7808f4" officeooo:paragraph-rsid="007808f4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81849e" officeooo:paragraph-rsid="0081849e" style:font-weight-asian="bold" style:font-weight-complex="bold"/>
    </style:style>
    <style:style style:name="P32" style:family="paragraph" style:parent-style-name="Table_20_Contents">
      <style:text-properties officeooo:rsid="005b290c" officeooo:paragraph-rsid="005b290c"/>
    </style:style>
    <style:style style:name="P33" style:family="paragraph" style:parent-style-name="Table_20_Contents">
      <style:text-properties officeooo:rsid="005b290c" officeooo:paragraph-rsid="005d047a"/>
    </style:style>
    <style:style style:name="P34" style:family="paragraph" style:parent-style-name="Table_20_Contents">
      <style:text-properties officeooo:rsid="005b290c" officeooo:paragraph-rsid="0066cc49"/>
    </style:style>
    <style:style style:name="P35" style:family="paragraph" style:parent-style-name="Table_20_Contents">
      <style:text-properties officeooo:rsid="00601dbd" officeooo:paragraph-rsid="00601dbd"/>
    </style:style>
    <style:style style:name="P36" style:family="paragraph" style:parent-style-name="Table_20_Contents">
      <style:text-properties officeooo:rsid="0064208d" officeooo:paragraph-rsid="0064208d"/>
    </style:style>
    <style:style style:name="P37" style:family="paragraph" style:parent-style-name="Table_20_Contents">
      <style:text-properties officeooo:rsid="006ecb0f" officeooo:paragraph-rsid="006ecb0f"/>
    </style:style>
    <style:style style:name="P38" style:family="paragraph" style:parent-style-name="Table_20_Contents">
      <style:text-properties officeooo:rsid="00700173" officeooo:paragraph-rsid="00700173"/>
    </style:style>
    <style:style style:name="P39" style:family="paragraph" style:parent-style-name="Table_20_Contents">
      <style:text-properties officeooo:rsid="00720858" officeooo:paragraph-rsid="00720858"/>
    </style:style>
    <style:style style:name="P40" style:family="paragraph" style:parent-style-name="Table_20_Contents">
      <style:text-properties officeooo:rsid="007808f4" officeooo:paragraph-rsid="007808f4"/>
    </style:style>
    <style:style style:name="P41" style:family="paragraph" style:parent-style-name="Table_20_Contents">
      <style:paragraph-properties fo:text-align="start" style:justify-single-word="false"/>
      <style:text-properties officeooo:rsid="007e492e" officeooo:paragraph-rsid="007e492e"/>
    </style:style>
    <style:style style:name="P42" style:family="paragraph" style:parent-style-name="Text_20_body">
      <style:text-properties officeooo:rsid="002b5a1c" officeooo:paragraph-rsid="002b5a1c"/>
    </style:style>
    <style:style style:name="P43" style:family="paragraph" style:parent-style-name="Text_20_body">
      <style:text-properties officeooo:rsid="002ecdf6" officeooo:paragraph-rsid="002ecdf6"/>
    </style:style>
    <style:style style:name="P44" style:family="paragraph" style:parent-style-name="Text_20_body">
      <style:text-properties officeooo:rsid="00353dcc" officeooo:paragraph-rsid="00353dcc"/>
    </style:style>
    <style:style style:name="P45" style:family="paragraph" style:parent-style-name="Text_20_body">
      <style:text-properties officeooo:rsid="0036f07d" officeooo:paragraph-rsid="0036f07d"/>
    </style:style>
    <style:style style:name="P46" style:family="paragraph" style:parent-style-name="Text_20_body">
      <style:text-properties officeooo:rsid="003750c6" officeooo:paragraph-rsid="003750c6"/>
    </style:style>
    <style:style style:name="P47" style:family="paragraph" style:parent-style-name="Text_20_body">
      <style:text-properties officeooo:rsid="003b306e" officeooo:paragraph-rsid="003b306e"/>
    </style:style>
    <style:style style:name="P48" style:family="paragraph" style:parent-style-name="Text_20_body">
      <style:text-properties fo:font-weight="bold" officeooo:rsid="002b5a1c" officeooo:paragraph-rsid="002b5a1c"/>
    </style:style>
    <style:style style:name="P49" style:family="paragraph" style:parent-style-name="Text_20_body">
      <style:text-properties officeooo:rsid="004f3b39" officeooo:paragraph-rsid="004f3b39"/>
    </style:style>
    <style:style style:name="P50" style:family="paragraph" style:parent-style-name="Text_20_body">
      <style:text-properties officeooo:paragraph-rsid="0066cc49"/>
    </style:style>
    <style:style style:name="P51" style:family="paragraph" style:parent-style-name="Text_20_body">
      <style:text-properties officeooo:rsid="006d8a83" officeooo:paragraph-rsid="006d8a83"/>
    </style:style>
    <style:style style:name="P52" style:family="paragraph" style:parent-style-name="Text_20_body">
      <style:text-properties officeooo:rsid="006db219" officeooo:paragraph-rsid="006db219"/>
    </style:style>
    <style:style style:name="P53" style:family="paragraph" style:parent-style-name="Text_20_body">
      <style:text-properties officeooo:paragraph-rsid="00709fcd"/>
    </style:style>
    <style:style style:name="P54" style:family="paragraph" style:parent-style-name="Text_20_body">
      <style:text-properties officeooo:rsid="007ba07b" officeooo:paragraph-rsid="007ba07b"/>
    </style:style>
    <style:style style:name="P55" style:family="paragraph" style:parent-style-name="Text_20_body">
      <style:text-properties officeooo:rsid="007c4332" officeooo:paragraph-rsid="007c4332"/>
    </style:style>
    <style:style style:name="P56" style:family="paragraph" style:parent-style-name="Text_20_body">
      <style:text-properties officeooo:rsid="007cb77d" officeooo:paragraph-rsid="007cb77d"/>
    </style:style>
    <style:style style:name="P57" style:family="paragraph" style:parent-style-name="Standard">
      <style:text-properties officeooo:rsid="0064208d" officeooo:paragraph-rsid="0064208d"/>
    </style:style>
    <style:style style:name="P58" style:family="paragraph" style:parent-style-name="Standard">
      <style:text-properties officeooo:paragraph-rsid="0066cc49"/>
    </style:style>
    <style:style style:name="P59" style:family="paragraph" style:parent-style-name="Table_20_Contents" style:list-style-name="L1">
      <style:text-properties officeooo:rsid="001f04ec" officeooo:paragraph-rsid="001f04ec"/>
    </style:style>
    <style:style style:name="P60" style:family="paragraph" style:parent-style-name="Table_20_Contents" style:list-style-name="L2">
      <style:text-properties officeooo:rsid="002108d5" officeooo:paragraph-rsid="002108d5"/>
    </style:style>
    <style:style style:name="P61" style:family="paragraph" style:parent-style-name="Table_20_Contents" style:list-style-name="L3">
      <style:text-properties officeooo:paragraph-rsid="003c8060"/>
    </style:style>
    <style:style style:name="P62" style:family="paragraph" style:parent-style-name="Table_20_Contents" style:list-style-name="L3">
      <style:text-properties officeooo:rsid="003c8060" officeooo:paragraph-rsid="003c8060"/>
    </style:style>
    <style:style style:name="P63" style:family="paragraph" style:parent-style-name="Table_20_Contents" style:list-style-name="L4">
      <style:text-properties officeooo:rsid="001a7475" officeooo:paragraph-rsid="001a7475"/>
    </style:style>
    <style:style style:name="P64" style:family="paragraph" style:parent-style-name="Table_20_Contents" style:list-style-name="L5">
      <style:text-properties officeooo:rsid="00241c28" officeooo:paragraph-rsid="00241c28"/>
    </style:style>
    <style:style style:name="P65" style:family="paragraph" style:parent-style-name="Table_20_Contents" style:list-style-name="L6">
      <style:text-properties officeooo:rsid="00261e1b" officeooo:paragraph-rsid="00261e1b"/>
    </style:style>
    <style:style style:name="P66" style:family="paragraph" style:parent-style-name="Table_20_Contents" style:list-style-name="L8">
      <style:text-properties officeooo:rsid="003e9d98" officeooo:paragraph-rsid="003e9d98"/>
    </style:style>
    <style:style style:name="P67" style:family="paragraph" style:parent-style-name="Table_20_Contents" style:list-style-name="L9">
      <style:text-properties officeooo:rsid="0043568b" officeooo:paragraph-rsid="0043568b"/>
    </style:style>
    <style:style style:name="P68" style:family="paragraph" style:parent-style-name="Table_20_Contents" style:list-style-name="L9">
      <style:text-properties officeooo:rsid="00489f3f" officeooo:paragraph-rsid="00489f3f"/>
    </style:style>
    <style:style style:name="P69" style:family="paragraph" style:parent-style-name="Table_20_Contents" style:list-style-name="L10">
      <style:text-properties officeooo:rsid="00489f3f" officeooo:paragraph-rsid="00489f3f"/>
    </style:style>
    <style:style style:name="P70" style:family="paragraph" style:parent-style-name="Table_20_Contents" style:list-style-name="L10">
      <style:text-properties officeooo:rsid="004a1ac9" officeooo:paragraph-rsid="004a1ac9"/>
    </style:style>
    <style:style style:name="P71" style:family="paragraph" style:parent-style-name="Table_20_Contents" style:list-style-name="L11">
      <style:text-properties officeooo:rsid="00519116" officeooo:paragraph-rsid="00519116"/>
    </style:style>
    <style:style style:name="P72" style:family="paragraph" style:parent-style-name="Table_20_Contents" style:list-style-name="L12">
      <style:text-properties officeooo:rsid="005664de" officeooo:paragraph-rsid="005664de"/>
    </style:style>
    <style:style style:name="P73" style:family="paragraph" style:parent-style-name="Table_20_Contents">
      <style:paragraph-properties fo:text-align="center" style:justify-single-word="false"/>
      <style:text-properties officeooo:rsid="007e492e" officeooo:paragraph-rsid="007e492e"/>
    </style:style>
    <style:style style:name="P74" style:family="paragraph" style:parent-style-name="Table_20_Contents">
      <style:paragraph-properties fo:text-align="start" style:justify-single-word="false"/>
      <style:text-properties fo:font-weight="normal" officeooo:rsid="007e492e" officeooo:paragraph-rsid="007e492e" style:font-weight-asian="normal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76" style:family="paragraph" style:parent-style-name="Table_20_Contents">
      <style:text-properties officeooo:rsid="00720858" officeooo:paragraph-rsid="00720858"/>
    </style:style>
    <style:style style:name="P77" style:family="paragraph" style:parent-style-name="Table_20_Contents">
      <style:text-properties officeooo:rsid="00858b21" officeooo:paragraph-rsid="00858b21"/>
    </style:style>
    <style:style style:name="P78" style:family="paragraph" style:parent-style-name="Text_20_body" style:list-style-name="L7">
      <style:text-properties officeooo:rsid="003b306e" officeooo:paragraph-rsid="003b306e"/>
    </style:style>
    <style:style style:name="P79" style:family="paragraph" style:parent-style-name="Text_20_body" style:list-style-name="L13"/>
    <style:style style:name="P80" style:family="paragraph" style:parent-style-name="Text_20_body" style:list-style-name="L13">
      <style:paragraph-properties fo:margin-top="0in" fo:margin-bottom="0in" loext:contextual-spacing="false"/>
    </style:style>
    <style:style style:name="T1" style:family="text">
      <style:text-properties officeooo:rsid="001a796f"/>
    </style:style>
    <style:style style:name="T2" style:family="text">
      <style:text-properties officeooo:rsid="001f4716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ebff8"/>
    </style:style>
    <style:style style:name="T6" style:family="text">
      <style:text-properties officeooo:rsid="00321cdd"/>
    </style:style>
    <style:style style:name="T7" style:family="text">
      <style:text-properties officeooo:rsid="0033f165"/>
    </style:style>
    <style:style style:name="T8" style:family="text">
      <style:text-properties officeooo:rsid="003c8060"/>
    </style:style>
    <style:style style:name="T9" style:family="text">
      <style:text-properties officeooo:rsid="00403726"/>
    </style:style>
    <style:style style:name="T10" style:family="text">
      <style:text-properties officeooo:rsid="00413d45"/>
    </style:style>
    <style:style style:name="T11" style:family="text">
      <style:text-properties officeooo:rsid="00489f3f"/>
    </style:style>
    <style:style style:name="T12" style:family="text">
      <style:text-properties officeooo:rsid="005331df"/>
    </style:style>
    <style:style style:name="T13" style:family="text">
      <style:text-properties officeooo:rsid="005367b8"/>
    </style:style>
    <style:style style:name="T14" style:family="text">
      <style:text-properties officeooo:rsid="0053877c"/>
    </style:style>
    <style:style style:name="T15" style:family="text">
      <style:text-properties officeooo:rsid="00542a7d"/>
    </style:style>
    <style:style style:name="T16" style:family="text">
      <style:text-properties officeooo:rsid="00553e0b"/>
    </style:style>
    <style:style style:name="T17" style:family="text">
      <style:text-properties officeooo:rsid="005664de"/>
    </style:style>
    <style:style style:name="T18" style:family="text">
      <style:text-properties officeooo:rsid="00569636"/>
    </style:style>
    <style:style style:name="T19" style:family="text">
      <style:text-properties officeooo:rsid="006db219"/>
    </style:style>
    <style:style style:name="T20" style:family="text">
      <style:text-properties officeooo:rsid="00786b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56"/>
      <text:p text:style-name="P53">udk6@h#*GV</text:p>
      <text:p text:style-name="Text_20_body"/>
      <text:p text:style-name="P50"/>
      <text:p text:style-name="P51"><text:span text:style-name="T19">ssh </text:span>log.wlink.com.np -p 3128</text:p>
      <text:p text:style-name="P52">Wlink123$#</text:p>
      <text:p text:style-name="P51"/>
      <table:table table:name="Table21" table:style-name="Table21">
        <table:table-column table:style-name="Table21.A"/>
        <table:table-column table:style-name="Table21.B"/>
        <table:table-row table:style-name="TableLine93954314119168">
          <table:table-cell table:style-name="Table21.A1" table:number-columns-spanned="2" office:value-type="string">
            <text:p text:style-name="P29">Horizon and desktop pools</text:p>
          </table:table-cell>
          <table:covered-table-cell/>
        </table:table-row>
        <table:table-row table:style-name="TableLine93954314072496">
          <table:table-cell table:style-name="Table21.A2" office:value-type="string">
            <text:p text:style-name="P40">Horizon.users</text:p>
          </table:table-cell>
          <table:table-cell table:style-name="Table21.B2" office:value-type="string">
            <text:p text:style-name="P40">Desktop <text:span text:style-name="T20">pool</text:span> 0</text:p>
          </table:table-cell>
        </table:table-row>
        <table:table-row table:style-name="TableLine93954313553024">
          <table:table-cell table:style-name="Table21.A2" office:value-type="string">
            <text:p text:style-name="P40">Horizon.users2</text:p>
          </table:table-cell>
          <table:table-cell table:style-name="Table21.B2" office:value-type="string">
            <text:p text:style-name="P40">Desktop <text:span text:style-name="T20">pool</text:span>1</text:p>
          </table:table-cell>
        </table:table-row>
        <table:table-row table:style-name="TableLine93954313044080">
          <table:table-cell table:style-name="Table21.A2" office:value-type="string">
            <text:p text:style-name="P40">Horizon.users<text:span text:style-name="T20">3</text:span></text:p>
          </table:table-cell>
          <table:table-cell table:style-name="Table21.B2" office:value-type="string">
            <text:p text:style-name="P40">Desktop <text:span text:style-name="T20">pool </text:span>2</text:p>
          </table:table-cell>
        </table:table-row>
        <table:table-row table:style-name="Table21.5">
          <table:table-cell table:style-name="Table21.A2" office:value-type="string">
            <text:p text:style-name="P40"><text:span text:style-name="T20">Horizon.</text:span>user<text:span text:style-name="T20">s</text:span>4</text:p>
          </table:table-cell>
          <table:table-cell table:style-name="Table21.B2" office:value-type="string">
            <text:p text:style-name="P40">Desktop <text:span text:style-name="T20">pool </text:span>3</text:p>
          </table:table-cell>
        </table:table-row>
      </table:table>
      <text:p text:style-name="P51"/>
      <table:table table:name="Table18" table:style-name="Table18">
        <table:table-column table:style-name="Table18.A"/>
        <table:table-row table:style-name="TableLine93954313045872">
          <table:table-cell table:style-name="Table18.A1" office:value-type="string">
            <text:p text:style-name="P34">horizon-vcs.wlink.com.np</text:p>
            <text:p text:style-name="P34">administrator@horizon-vcs.wlink.com.np</text:p>
            <text:p text:style-name="P34">Wlink123$#</text:p>
          </table:table-cell>
        </table:table-row>
        <table:table-row table:style-name="TableLine93954378629568">
          <table:table-cell table:style-name="Table18.A2" office:value-type="string">
            <text:p text:style-name="P34">horizon admin password </text:p>
            <text:p text:style-name="P34">hzn_view</text:p>
            <text:p text:style-name="P34">udk6@h#*GV</text:p>
          </table:table-cell>
        </table:table-row>
      </table:table>
      <text:p text:style-name="P58"/>
      <table:table table:name="Table1" table:style-name="Table1">
        <table:table-column table:style-name="Table1.A"/>
        <table:table-row table:style-name="TableLine93954378630592">
          <table:table-cell table:style-name="Table1.A1" office:value-type="string">
            <text:p text:style-name="P10">#rdesktop <text:s/><text:span text:style-name="T1">10.12.7.115</text:span></text:p>
            <text:p text:style-name="P10">#rdesktop <text:s/><text:span text:style-name="T1">10.12.7.11</text:span>6</text:p>
            <text:p text:style-name="P10"/>
            <text:p text:style-name="P10"/>
            <text:p text:style-name="P10">Username: hosting2021\horizon.test</text:p>
            <text:p text:style-name="P10">password: wlink123$#</text:p>
            <text:p text:style-name="P10"/>
            <text:p text:style-name="P10"/>
            <text:p text:style-name="P10"><text:span text:style-name="T6">#</text:span>ncpa.cpl</text:p>
          </table:table-cell>
        </table:table-row>
        <table:table-row table:style-name="TableLine93954312317472">
          <table:table-cell table:style-name="Table1.A2" office:value-type="string">
            <text:p text:style-name="P1">How would I access the server after <text:s/>I finished installing:</text:p>
            <text:p text:style-name="P1"/>
            <text:p text:style-name="P4">adding to the domain:</text:p>
            <text:list xml:id="list3351470426" text:style-name="L1">
              <text:list-item>
                <text:p text:style-name="P59">files &gt; this PC &gt; properties &gt; change settings &gt; change &gt; </text:p>
              </text:list-item>
              <text:list-item>
                <text:p text:style-name="P59">now enter computer name and domain.</text:p>
              </text:list-item>
            </text:list>
            <text:p text:style-name="P4"/>
            <text:p text:style-name="P4"/>
            <text:p text:style-name="P4">Got issues with DNS:</text:p>
            <text:p text:style-name="P4">- <text:span text:style-name="T2">added DNS:</text:span></text:p>
            <text:p text:style-name="P4"/>
            <text:list xml:id="list694662965" text:style-name="L2">
              <text:list-item>
                <text:p text:style-name="P60">in run , type ncpa.cpl</text:p>
              </text:list-item>
              <text:list-item>
                <text:p text:style-name="P60">select IPv4 </text:p>
              </text:list-item>
              <text:list-item>
                <text:p text:style-name="P60">enter properties</text:p>
              </text:list-item>
              <text:list-item>
                <text:p text:style-name="P60"><text:soft-page-break/>enter ip and dns </text:p>
              </text:list-item>
            </text:list>
            <text:p text:style-name="P4"/>
            <text:p text:style-name="P4">issues with connecting to intranet:</text:p>
            <text:p text:style-name="P4">- trust issue when trying to download from bck.wlink.com.np</text:p>
            <text:p text:style-name="P4"/>
            <text:p text:style-name="P4">- server manager &gt; local server &gt; IE enhanced security &gt; off</text:p>
            <text:p text:style-name="P4"/>
            <text:p text:style-name="P4">issues with connecting to internet:</text:p>
            <text:p text:style-name="P4">- typical vm network issue, solved by administrator</text:p>
            <text:p text:style-name="P4"/>
            <text:p text:style-name="P1"/>
          </table:table-cell>
        </table:table-row>
        <table:table-row table:style-name="TableLine93954312457696">
          <table:table-cell table:style-name="Table1.A2" office:value-type="string">
            <text:p text:style-name="P12">What is:</text:p>
            <text:p text:style-name="P12"/>
            <text:list xml:id="list467492421" text:style-name="L3">
              <text:list-item>
                <text:p text:style-name="P62">view connection server: </text:p>
                <text:p text:style-name="P62">- The Horizon View Connection Server is responsible for connecting the end user to their virtual desktop machine in the data center.</text:p>
              </text:list-item>
            </text:list>
            <text:p text:style-name="P12"/>
            <text:list xml:id="list84509795089019" text:continue-numbering="true" text:style-name="L3">
              <text:list-item>
                <text:p text:style-name="P62">view composer server:</text:p>
                <text:p text:style-name="P61"><text:span text:style-name="T8">- </text:span>The View Composer is <text:span text:style-name="T3">used to manage virtual desktops on the vCenter server</text:span>. Its <text:s text:c="2"/>primary function is to track link-cloned desktops and manage the state and configuration of link-cloned desktops.</text:p>
                <text:p text:style-name="P62"/>
              </text:list-item>
              <text:list-item>
                <text:p text:style-name="P62">vcenter server:</text:p>
                <text:p text:style-name="P61"><text:span text:style-name="T8">-</text:span><text:span text:style-name="T3">vCenter Server</text:span> is the centralized management utility for <text:a xlink:type="simple" xlink:href="https://en.wikipedia.org/wiki/VMware" text:style-name="Internet_20_link" text:visited-style-name="Visited_20_Internet_20_Link">VMware</text:a>, and is used to manage <text:a xlink:type="simple" xlink:href="https://en.wikipedia.org/wiki/Virtual_machine" text:style-name="Internet_20_link" text:visited-style-name="Visited_20_Internet_20_Link">virtual machines</text:a>, multiple <text:a xlink:type="simple" xlink:href="https://en.wikipedia.org/wiki/ESXi" text:style-name="Internet_20_link" text:visited-style-name="Visited_20_Internet_20_Link">ESXi</text:a> hosts, and all dependent components from a single centralized location. </text:p>
              </text:list-item>
            </text:list>
            <text:p text:style-name="P13"/>
            <text:list xml:id="list84510051014723" text:continue-numbering="true" text:style-name="L3">
              <text:list-item>
                <text:p text:style-name="P62">vSPHERE eSXI : hypervisor for server </text:p>
              </text:list-item>
            </text:list>
          </table:table-cell>
        </table:table-row>
        <table:table-row table:style-name="TableLine93954312458176">
          <table:table-cell table:style-name="Table1.A2" office:value-type="string">
            <text:p text:style-name="P2"><text:span text:style-name="T7">View composer</text:span> <text:span text:style-name="T1">(10.12.7.115)</text:span></text:p>
            <text:list xml:id="list3467117817" text:style-name="L4">
              <text:list-item>
                <text:p text:style-name="P63">issue @ AD setup</text:p>
              </text:list-item>
              <text:list-item>
                <text:p text:style-name="P63"/>
              </text:list-item>
            </text:list>
          </table:table-cell>
        </table:table-row>
        <table:table-row table:style-name="TableLine93954312458656">
          <table:table-cell table:style-name="Table1.A2" office:value-type="string">
            <text:p text:style-name="P3"><text:span text:style-name="T7">View connection </text:span><text:span text:style-name="T1">(10.12.7.11</text:span><text:span text:style-name="T5">6</text:span><text:span text:style-name="T1">))</text:span></text:p>
            <text:p text:style-name="P3"/>
            <text:p text:style-name="P3">Before you start the installation, you need to ensure that you have .NET 3.5 SP1 installed</text:p>
            <text:p text:style-name="P3">on your server and also the SSL certificate, as we will need this during the installation</text:p>
            <text:p text:style-name="P3">process. You will also need to set up a SQL database.</text:p>
            <text:p text:style-name="P3"/>
            <text:list xml:id="list3499238075" text:style-name="L5">
              <text:list-item>
                <text:p text:style-name="P64">Create database</text:p>
              </text:list-item>
              <text:list-item>
                <text:p text:style-name="P64">create user account</text:p>
              </text:list-item>
            </text:list>
            <text:p text:style-name="P5"/>
            <text:p text:style-name="P6">version mismatched:</text:p>
            <text:list xml:id="list2908852415" text:style-name="L6">
              <text:list-item>
                <text:p text:style-name="P65">sql server 2019</text:p>
              </text:list-item>
              <text:list-item>
                <text:p text:style-name="P65">sql native 2012, cant find native of 2019</text:p>
              </text:list-item>
            </text:list>
            <text:p text:style-name="P6">So downgrade server to 2012</text:p>
            <text:p text:style-name="P6"/>
            <text:p text:style-name="P7">instance name: COMPOSERSQL</text:p>
            <text:p text:style-name="P8"/>
            <text:p text:style-name="P8">server only setup: 2012, other database and users waiting to be created:</text:p>
          </table:table-cell>
        </table:table-row>
        <table:table-row table:style-name="TableLine93954312459296">
          <table:table-cell table:style-name="Table1.A2" office:value-type="string">
            <text:p text:style-name="P48">VMware vSphere</text:p>
            <text:p text:style-name="P42"><text:span text:style-name="T3">VMware vSphere</text:span> (formerly <text:a xlink:type="simple" xlink:href="https://en.wikipedia.org/wiki/VMware_Infrastructure" text:style-name="Internet_20_link" text:visited-style-name="Visited_20_Internet_20_Link">VMware Infrastructure</text:a> 4) is <text:a xlink:type="simple" xlink:href="https://en.wikipedia.org/wiki/VMware" text:style-name="Internet_20_link" text:visited-style-name="Visited_20_Internet_20_Link">VMware</text:a>'s <text:a xlink:type="simple" xlink:href="https://en.wikipedia.org/wiki/Cloud_computing" text:style-name="Internet_20_link" text:visited-style-name="Visited_20_Internet_20_Link">cloud computing</text:a> <text:soft-page-break/>virtualization platform.<text:bookmark text:name="cite_ref-2"/><text:a xlink:type="simple" xlink:href="https://en.wikipedia.org/wiki/VMware_vSphere#cite_note-2" text:style-name="Internet_20_link" text:visited-style-name="Visited_20_Internet_20_Link">[2]</text:a> </text:p>
            <text:p text:style-name="Text_20_body">It includes an updated vCenter Configuration Manager, as well as vCenter Application Discovery Manager, and the ability of vMotion to move more than one <text:a xlink:type="simple" xlink:href="https://en.wikipedia.org/wiki/Virtual_machine" text:style-name="Internet_20_link" text:visited-style-name="Visited_20_Internet_20_Link">virtual machine</text:a> at a time from one host server to another</text:p>
            <text:p text:style-name="P9"/>
          </table:table-cell>
        </table:table-row>
        <table:table-row table:style-name="TableLine93954312459936">
          <table:table-cell table:style-name="Table1.A2" office:value-type="string">
            <text:p text:style-name="P43">DSN : Data Source Name</text:p>
            <text:p text:style-name="P42">In computing, a data source name is a string that has an associated data structure used to describe a connection to a data source. Most commonly used in connection with ODBC, DSNs also exist for JDBC and for other data access mechanisms</text:p>
          </table:table-cell>
        </table:table-row>
        <table:table-row table:style-name="TableLine93954312460576">
          <table:table-cell table:style-name="Table1.A2" office:value-type="string">
            <text:p text:style-name="P44">How ODBC works:</text:p>
            <text:p text:style-name="P44"/>
          </table:table-cell>
        </table:table-row>
        <table:table-row table:style-name="TableLine93954312461216">
          <table:table-cell table:style-name="Table1.A2" office:value-type="string">
            <text:p text:style-name="P46">Error need to be solved.</text:p>
            <text:p text:style-name="P46"/>
            <text:p text:style-name="P45">Database which was created is not supported:</text:p>
            <text:p text:style-name="P45"/>
          </table:table-cell>
        </table:table-row>
        <table:table-row table:style-name="TableLine93954312461776">
          <table:table-cell table:style-name="Table1.A2" office:value-type="string">
            <text:p text:style-name="P47">Steps for vmware installation</text:p>
            <text:p text:style-name="P47">- need to setup a domain controller: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Line93954312254464">
                <table:table-cell table:style-name="Table4.A1" office:value-type="string">
                  <text:p text:style-name="P11">s/n</text:p>
                </table:table-cell>
                <table:table-cell table:style-name="Table4.A1" office:value-type="string">
                  <text:p text:style-name="P11">Issuse</text:p>
                </table:table-cell>
                <table:table-cell table:style-name="Table4.C1" office:value-type="string">
                  <text:p text:style-name="P11">Solution</text:p>
                </table:table-cell>
              </table:table-row>
              <table:table-row table:style-name="TableLine93954312346784">
                <table:table-cell table:style-name="Table4.A2" office:value-type="string">
                  <text:p text:style-name="P11">1)</text:p>
                </table:table-cell>
                <table:table-cell table:style-name="Table4.A2" office:value-type="string">
                  <text:p text:style-name="P11">Cant login , even administrator can <text:s/>login</text:p>
                </table:table-cell>
                <table:table-cell table:style-name="Table4.C2" office:value-type="string">
                  <text:p text:style-name="P11">Initiate new VM with users already added @ AD.</text:p>
                </table:table-cell>
              </table:table-row>
              <table:table-row table:style-name="TableLine93954312348592">
                <table:table-cell table:style-name="Table4.A2" office:value-type="string">
                  <text:p text:style-name="Table_20_Contents"/>
                </table:table-cell>
                <table:table-cell table:style-name="Table4.A2" office:value-type="string">
                  <text:p text:style-name="Table_20_Contents"/>
                </table:table-cell>
                <table:table-cell table:style-name="Table4.C2" office:value-type="string">
                  <text:p text:style-name="Table_20_Contents"/>
                </table:table-cell>
              </table:table-row>
            </table:table>
            <text:p text:style-name="P47"/>
            <text:list xml:id="list3780034281" text:style-name="L7">
              <text:list-item>
                <text:p text:style-name="P78">view-connection installation</text:p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Line93954312356976">
                <table:table-cell table:style-name="Table2.A1" office:value-type="string">
                  <text:p text:style-name="P11">s/n</text:p>
                </table:table-cell>
                <table:table-cell table:style-name="Table2.A1" office:value-type="string">
                  <text:p text:style-name="P11">Issues</text:p>
                </table:table-cell>
                <table:table-cell table:style-name="Table2.C1" office:value-type="string">
                  <text:p text:style-name="P11">solution</text:p>
                </table:table-cell>
              </table:table-row>
              <table:table-row table:style-name="TableLine93954312376848">
                <table:table-cell table:style-name="Table2.A2" office:value-type="string">
                  <text:p text:style-name="P11">1</text:p>
                </table:table-cell>
                <table:table-cell table:style-name="Table2.A2" office:value-type="string">
                  <text:p text:style-name="P11">Port 80 not free; used by the system</text:p>
                </table:table-cell>
                <table:table-cell table:style-name="Table2.C2" office:value-type="string">
                  <text:p text:style-name="P14">Disabling http service until view connection is not installed:</text:p>
                  <text:list xml:id="list1356103771" text:style-name="L8">
                    <text:list-item>
                      <text:p text:style-name="P66"># sc config http start=disable</text:p>
                    </text:list-item>
                  </text:list>
                </table:table-cell>
              </table:table-row>
              <table:table-row table:style-name="TableLine93954312378816">
                <table:table-cell table:style-name="Table2.A2" office:value-type="string">
                  <text:p text:style-name="P11"/>
                </table:table-cell>
                <table:table-cell table:style-name="Table2.A2" office:value-type="string">
                  <text:p text:style-name="P11"/>
                </table:table-cell>
                <table:table-cell table:style-name="Table2.C2" office:value-type="string">
                  <text:p text:style-name="P11"/>
                </table:table-cell>
              </table:table-row>
            </table:table>
            <text:p text:style-name="P47"/>
            <text:list xml:id="list84509179928226" text:continue-list="list3780034281" text:style-name="L7">
              <text:list-item>
                <text:p text:style-name="P78">view composer installation</text:p>
              </text:list-item>
            </text:list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Line93954312380576">
                <table:table-cell table:style-name="Table3.A1" office:value-type="string">
                  <text:p text:style-name="P11">s/n</text:p>
                </table:table-cell>
                <table:table-cell table:style-name="Table3.A1" office:value-type="string">
                  <text:p text:style-name="P11">Issues</text:p>
                </table:table-cell>
                <table:table-cell table:style-name="Table3.C1" office:value-type="string">
                  <text:p text:style-name="P11">Solution</text:p>
                </table:table-cell>
              </table:table-row>
              <table:table-row table:style-name="TableLine93954312423296">
                <table:table-cell table:style-name="Table3.A2" table:number-columns-spanned="3" office:value-type="string">
                  <text:p text:style-name="P11">Sql server installation</text:p>
                </table:table-cell>
                <table:covered-table-cell/>
                <table:covered-table-cell/>
              </table:table-row>
              <table:table-row table:style-name="TableLine93954312443840">
                <table:table-cell table:style-name="Table3.A3" office:value-type="string">
                  <text:p text:style-name="P11">1</text:p>
                </table:table-cell>
                <table:table-cell table:style-name="Table3.A3" office:value-type="string">
                  <text:p text:style-name="P11">Native client installation, only 2012 is supported, </text:p>
                </table:table-cell>
                <table:table-cell table:style-name="Table3.A2" office:value-type="string">
                  <text:p text:style-name="P11">Uninstall all instances of 2019 sql server, and reinstalled of 2012</text:p>
                </table:table-cell>
              </table:table-row>
              <table:table-row table:style-name="TableLine93954312445872">
                <table:table-cell table:style-name="Table3.A3" office:value-type="string">
                  <text:p text:style-name="P11"><text:soft-page-break/>2</text:p>
                </table:table-cell>
                <table:table-cell table:style-name="Table3.A3" office:value-type="string">
                  <text:p text:style-name="P11">ODBC cant connect to server</text:p>
                </table:table-cell>
                <table:table-cell table:style-name="Table3.A2" office:value-type="string">
                  <text:p text:style-name="P11">Path to connect server was not correct, </text:p>
                  <text:p text:style-name="P11">provided: view-composer</text:p>
                  <text:p text:style-name="P11">solution; view-composer \ viewcomposer</text:p>
                </table:table-cell>
              </table:table-row>
              <table:table-row table:style-name="TableLine93954312446720">
                <table:table-cell table:style-name="Table3.A3" office:value-type="string">
                  <text:p text:style-name="P11">3</text:p>
                </table:table-cell>
                <table:table-cell table:style-name="Table3.A3" office:value-type="string">
                  <text:p text:style-name="P11">Database created not a supported format</text:p>
                </table:table-cell>
                <table:table-cell table:style-name="Table3.A2" office:value-type="string">
                  <text:p text:style-name="P11">Choose correct native client while adding DSN @ OBDC configuration.</text:p>
                  <text:p text:style-name="P11"/>
                </table:table-cell>
              </table:table-row>
              <table:table-row table:style-name="Table3.6">
                <table:table-cell table:style-name="Table3.A2" table:number-columns-spanned="3" office:value-type="string">
                  <text:p text:style-name="P11">View composer installation</text:p>
                </table:table-cell>
                <table:covered-table-cell/>
                <table:covered-table-cell/>
              </table:table-row>
              <table:table-row table:style-name="Table3.6">
                <table:table-cell table:style-name="Table3.A3" office:value-type="string">
                  <text:p text:style-name="P11">s/n</text:p>
                </table:table-cell>
                <table:table-cell table:style-name="Table3.A3" office:value-type="string">
                  <text:p text:style-name="P11">Issues</text:p>
                </table:table-cell>
                <table:table-cell table:style-name="Table3.A2" office:value-type="string">
                  <text:p text:style-name="P11">Solution</text:p>
                </table:table-cell>
              </table:table-row>
              <table:table-row table:style-name="Table3.6">
                <table:table-cell table:style-name="Table3.A3" office:value-type="string">
                  <text:p text:style-name="P11">1</text:p>
                </table:table-cell>
                <table:table-cell table:style-name="Table3.A3" office:value-type="string">
                  <text:p text:style-name="P15"><text:span text:style-name="T9">#s</text:span>v<text:span text:style-name="T10">id</text:span> failed to start:</text:p>
                  <text:p text:style-name="P11">Insufficient privilege for composer installation <text:span text:style-name="T11">to start system programs</text:span></text:p>
                  <text:p text:style-name="P11"/>
                </table:table-cell>
                <table:table-cell table:style-name="Table3.A2" office:value-type="string">
                  <text:p text:style-name="P16">Tried solution:</text:p>
                  <text:list xml:id="list2294150543" text:style-name="L9">
                    <text:list-item>
                      <text:p text:style-name="P67">Not a vmware issue</text:p>
                    </text:list-item>
                    <text:list-item>
                      <text:p text:style-name="P67">issue due to certificate which would be solved with “Turn off Automatic Root Certificates Update “</text:p>
                    </text:list-item>
                    <text:list-item>
                      <text:p text:style-name="P68">add user to log user</text:p>
                    </text:list-item>
                  </text:list>
                  <text:p text:style-name="P17"/>
                  <text:p text:style-name="P16"/>
                  <text:p text:style-name="P16">solution that worked:</text:p>
                  <text:list xml:id="list1560513736" text:style-name="L10">
                    <text:list-item>
                      <text:p text:style-name="P69">with sql authentication</text:p>
                      <text:list>
                        <text:list-item>
                          <text:p text:style-name="P70">create a user in sql database</text:p>
                        </text:list-item>
                        <text:list-item>
                          <text:p text:style-name="P70">make a DSN connecting this database authenticating with sql in odbc.</text:p>
                        </text:list-item>
                      </text:list>
                    </text:list-item>
                    <text:list-item>
                      <text:p text:style-name="P69"/>
                    </text:list-item>
                  </text:list>
                </table:table-cell>
              </table:table-row>
            </table:table>
            <text:p text:style-name="P47"/>
            <text:list xml:id="list84508895762813" text:continue-list="list84509179928226" text:style-name="L7">
              <text:list-item>
                <text:list>
                  <text:list-item>
                    <text:p text:style-name="P78">set-up sql server</text:p>
                  </text:list-item>
                </text:list>
              </text:list-item>
            </text:list>
            <text:p text:style-name="P46"/>
            <text:p text:style-name="P54">192.</text:p>
            <text:p text:style-name="P55"/>
          </table:table-cell>
        </table:table-row>
        <table:table-row table:style-name="TableLine93954312462336">
          <table:table-cell table:style-name="Table1.A2" office:value-type="string">
            <text:p text:style-name="P49">View Agent:</text:p>
            <text:p text:style-name="P49">- <text:span text:style-name="T15">software that communicates with view composer.</text:span></text:p>
            <text:p text:style-name="P49">-<text:span text:style-name="T16">installed on windows template</text:span></text:p>
            <text:p text:style-name="P49"/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row table:style-name="TableLine93954312463600">
          <table:table-cell table:style-name="Table5.A1" office:value-type="string">
            <text:p text:style-name="P18">Troubleshooting:</text:p>
            <text:p text:style-name="P18"/>
            <text:p text:style-name="P18"><text:a xlink:type="simple" xlink:href="https://searchvirtualdesktop.techtarget.com/tip/VMware-Horizon-View-troubleshooting-guide-for-desktop-admins" text:style-name="Internet_20_link" text:visited-style-name="Visited_20_Internet_20_Link">https://searchvirtualdesktop.techtarget.com/tip/VMware-Horizon-View-troubleshooting-guide-for-desktop-admins</text:a></text:p>
            <text:p text:style-name="P18"/>
            <text:p text:style-name="P18"/>
            <text:p text:style-name="P18"/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 table:style-name="TableLine93954312466672">
                <table:table-cell table:style-name="Table6.A1" office:value-type="string">
                  <text:p text:style-name="P18">s/n</text:p>
                </table:table-cell>
                <table:table-cell table:style-name="Table6.A1" office:value-type="string">
                  <text:p text:style-name="P18">Issues </text:p>
                </table:table-cell>
                <table:table-cell table:style-name="Table6.C1" office:value-type="string">
                  <text:p text:style-name="P18">Solution steps</text:p>
                </table:table-cell>
              </table:table-row>
              <table:table-row table:style-name="TableLine93954312586112">
                <table:table-cell table:style-name="Table6.A2" office:value-type="string">
                  <text:p text:style-name="P18"><text:soft-page-break/>1</text:p>
                </table:table-cell>
                <table:table-cell table:style-name="Table6.A2" office:value-type="string">
                  <text:p text:style-name="P18">Users are unable to authenticate</text:p>
                  <text:p text:style-name="P18"/>
                  <table:table table:name="Table7" table:style-name="Table7">
                    <table:table-column table:style-name="Table7.A"/>
                    <table:table-row table:style-name="TableLine93954312476912">
                      <table:table-cell table:style-name="Table7.A1" office:value-type="string">
                        <text:p text:style-name="P19">Reasons:</text:p>
                        <text:p text:style-name="P19">- unable to sync with AD </text:p>
                      </table:table-cell>
                    </table:table-row>
                  </table:table>
                  <text:p text:style-name="P20"/>
                </table:table-cell>
                <table:table-cell table:style-name="Table6.C2" office:value-type="string">
                  <text:list xml:id="list337258412" text:style-name="L11">
                    <text:list-item>
                      <text:p text:style-name="P71"/>
                    </text:list-item>
                  </text:list>
                </table:table-cell>
              </table:table-row>
              <table:table-row table:style-name="TableLine93954312582064">
                <table:table-cell table:style-name="Table6.A2" office:value-type="string">
                  <text:p text:style-name="P18">2</text:p>
                  <text:p text:style-name="P18"/>
                </table:table-cell>
                <table:table-cell table:style-name="Table6.A2" office:value-type="string">
                  <text:p text:style-name="P18">Users receive the error message that no desktop is available</text:p>
                  <text:p text:style-name="P18"/>
                  <table:table table:name="Table8" table:style-name="Table8">
                    <table:table-column table:style-name="Table8.A"/>
                    <table:table-row table:style-name="TableLine93954312491456">
                      <table:table-cell table:style-name="Table8.A1" office:value-type="string">
                        <text:p text:style-name="P19">Reasons:</text:p>
                        <text:p text:style-name="P19">- user have no entitlements</text:p>
                        <text:p text:style-name="P19">- desktop pool limits exceeds</text:p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3954312586960">
                <table:table-cell table:style-name="Table6.A2" office:value-type="string">
                  <text:p text:style-name="P18">3</text:p>
                </table:table-cell>
                <table:table-cell table:style-name="Table6.A2" office:value-type="string">
                  <text:p text:style-name="P18">Users clicks the desktop but don’t get remote session to the desktop</text:p>
                  <text:p text:style-name="P18"/>
                  <table:table table:name="Table9" table:style-name="Table9">
                    <table:table-column table:style-name="Table9.A"/>
                    <table:table-row table:style-name="TableLine93954312503952">
                      <table:table-cell table:style-name="Table9.A1" office:value-type="string">
                        <text:p text:style-name="P19">Reasons:</text:p>
                        <text:p text:style-name="P19">- due to firewall blocking port 443 or 8443</text:p>
                        <text:p text:style-name="P19">- <text:span text:style-name="T12">DNS unable to resolve the IP:</text:span></text:p>
                        <text:p text:style-name="P19">- <text:span text:style-name="T13">network adapter disable</text:span></text:p>
                        <text:p text:style-name="P19">- <text:span text:style-name="T13">anti virus install ( viber installation issue)</text:span></text:p>
                        <text:p text:style-name="P19"/>
                        <text:p text:style-name="P23">BULK issues:</text:p>
                        <text:p text:style-name="P19">- <text:span text:style-name="T14">dhcp down, (</text:span></text:p>
                        <text:p text:style-name="P19"/>
                        <text:p text:style-name="P23"/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3954312587888">
                <table:table-cell table:style-name="Table6.A2" office:value-type="string">
                  <text:p text:style-name="P18">4</text:p>
                </table:table-cell>
                <table:table-cell table:style-name="Table6.A2" office:value-type="string">
                  <text:p text:style-name="P18">Users are dealing with poor UX</text:p>
                  <text:p text:style-name="P18"/>
                  <table:table table:name="Table10" table:style-name="Table10">
                    <table:table-column table:style-name="Table10.A"/>
                    <table:table-row table:style-name="TableLine93954312517776">
                      <table:table-cell table:style-name="Table10.A1" office:value-type="string">
                        <text:p text:style-name="P21">Reasons:</text:p>
                        <text:p text:style-name="P21">- network bandwidth</text:p>
                        <text:p text:style-name="P21">- </text:p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3954312588928">
                <table:table-cell table:style-name="Table6.A2" office:value-type="string">
                  <text:p text:style-name="P18">5</text:p>
                </table:table-cell>
                <table:table-cell table:style-name="Table6.A2" office:value-type="string">
                  <text:p text:style-name="P22">Network adapter disable</text:p>
                  <text:p text:style-name="P22"/>
                </table:table-cell>
                <table:table-cell table:style-name="Table6.C2" office:value-type="string">
                  <text:p text:style-name="Table_20_Contents">- <text:span text:style-name="T18">login as a administrator and enable the network adapter enable.</text:span></text:p>
                  <text:p text:style-name="Table_20_Contents"/>
                </table:table-cell>
              </table:table-row>
              <table:table-row table:style-name="TableLine93954312589840">
                <table:table-cell table:style-name="Table6.A2" office:value-type="string">
                  <text:p text:style-name="P23">6</text:p>
                </table:table-cell>
                <table:table-cell table:style-name="Table6.A2" office:value-type="string">
                  <text:p text:style-name="P23">Connecting to &lt;IP&gt; , stuck </text:p>
                  <text:p text:style-name="P23"/>
                </table:table-cell>
                <table:table-cell table:style-name="Table6.C2" office:value-type="string">
                  <text:p text:style-name="P23">reboot</text:p>
                </table:table-cell>
              </table:table-row>
              <table:table-row table:style-name="TableLine93954312590800">
                <table:table-cell table:style-name="Table6.A2" office:value-type="string">
                  <text:p text:style-name="P23">7</text:p>
                </table:table-cell>
                <table:table-cell table:style-name="Table6.A2" office:value-type="string">
                  <text:p text:style-name="P23">View connection server communication error</text:p>
                  <table:table table:name="Table11" table:style-name="Table11">
                    <table:table-column table:style-name="Table11.A"/>
                    <table:table-row table:style-name="TableLine93954312526944">
                      <table:table-cell table:style-name="Table11.A1" office:value-type="string">
                        <text:p text:style-name="P23">Reasons:</text:p>
                        <text:p text:style-name="P23">- Network issue </text:p>
                        <text:p text:style-name="P23">- old version firmware</text:p>
                      </table:table-cell>
                    </table:table-row>
                  </table:table>
                  <text:p text:style-name="P23"/>
                </table:table-cell>
                <table:table-cell table:style-name="Table6.C2" office:value-type="string">
                  <text:p text:style-name="P23">- firmware upgrade to 5.5.1</text:p>
                </table:table-cell>
              </table:table-row>
              <table:table-row table:style-name="TableLine93954312591760">
                <table:table-cell table:style-name="Table6.A2" office:value-type="string">
                  <text:p text:style-name="P23">8</text:p>
                </table:table-cell>
                <table:table-cell table:style-name="Table6.A2" office:value-type="string">
                  <text:p text:style-name="P23">Stuck @ connecting </text:p>
                  <table:table table:name="Table12" table:style-name="Table12">
                    <table:table-column table:style-name="Table12.A"/>
                    <table:table-row table:style-name="TableLine93954312536048">
                      <table:table-cell table:style-name="Table12.A1" office:value-type="string">
                        <text:p text:style-name="P25">Reasons:</text:p>
                        <text:p text:style-name="P25">- high cpu utilization.</text:p>
                        <text:p text:style-name="P26">- <text:span text:style-name="T16">storage read write issue generally occurs @ pool1 and pool2</text:span></text:p>
                        <text:p text:style-name="P25"><text:soft-page-break/>- or network issue.</text:p>
                      </table:table-cell>
                    </table:table-row>
                  </table:table>
                  <text:p text:style-name="P23"/>
                </table:table-cell>
                <table:table-cell table:style-name="Table6.C2" office:value-type="string">
                  <text:p text:style-name="P24">-<text:span text:style-name="T17">checks cpu utilization of the pool, </text:span></text:p>
                  <text:list xml:id="list4279124107" text:style-name="L12">
                    <text:list-item>
                      <text:p text:style-name="P72">if within limit, wait and watch</text:p>
                    </text:list-item>
                    <text:list-item>
                      <text:p text:style-name="P72">if not assign new desktop.</text:p>
                    </text:list-item>
                  </text:list>
                  <text:p text:style-name="P23">- <text:span text:style-name="T17">note time of stuck of user.</text:span></text:p>
                  <text:p text:style-name="P23">- <text:span text:style-name="T17">stuck time &lt;= 5 mins, wait for sometime, if greater reset from administrator login</text:span></text:p>
                  <text:p text:style-name="P23">- <text:span text:style-name="T17">check again with administrator login</text:span></text:p>
                  <text:p text:style-name="P23">- <text:span text:style-name="T17">if</text:span></text:p>
                </table:table-cell>
              </table:table-row>
              <table:table-row table:style-name="Table6.10">
                <table:table-cell table:style-name="Table6.A2" office:value-type="string">
                  <text:p text:style-name="P36">9</text:p>
                </table:table-cell>
                <table:table-cell table:style-name="Table6.A2" office:value-type="string">
                  <text:p text:style-name="P36">Agent unreachable</text:p>
                  <text:p text:style-name="P36">-</text:p>
                  <text:p text:style-name="P57"><text:bookmark text:name="chevronContainer"/>Details </text:p>
                  <text:list xml:id="list2853242066" text:style-name="L13">
                    <text:list-item>
                      <text:p text:style-name="P80">Virtual desktop computer is unreachable.</text:p>
                    </text:list-item>
                    <text:list-item>
                      <text:p text:style-name="P80">VDI desktop agent unreachable.</text:p>
                    </text:list-item>
                    <text:list-item>
                      <text:p text:style-name="P80">Virtual machine (VM) is unresponsive.</text:p>
                    </text:list-item>
                    <text:list-item>
                      <text:p text:style-name="P80">The operating system freezes or fails.</text:p>
                    </text:list-item>
                    <text:list-item>
                      <text:p text:style-name="P80">The virtual machine shuts down or boots up, the agent service is not running.</text:p>
                    </text:list-item>
                    <text:list-item>
                      <text:p text:style-name="P80">Incorrect network configuration or connection issues between View Connection Server and the View Agent.</text:p>
                    </text:list-item>
                    <text:list-item>
                      <text:p text:style-name="P80"><text:bookmark text:name="GUID-797188DD-6D61-4C18-93E9-0225630C0EFC__LI_06A418E17C79498AB5BFA07D962E1B21"/>Lookup failure on the machine for the DNS name of the Connection Server host.</text:p>
                    </text:list-item>
                    <text:list-item>
                      <text:p text:style-name="P80"><text:bookmark text:name="GUID-797188DD-6D61-4C18-93E9-0225630C0EFC__LI_6CF920B9D391401BA00D8B151CF59803"/>The ports for JMS, RDP, or AJP13 communication being blocked by firewall rules.</text:p>
                    </text:list-item>
                    <text:list-item>
                      <text:p text:style-name="P79"><text:bookmark text:name="GUID-797188DD-6D61-4C18-93E9-0225630C0EFC__LI_03B9F1038C81492F9167D8C21B067DE9"/>The failure of the JMS router on the Connection Server host.</text:p>
                    </text:list-item>
                  </text:list>
                  <text:p text:style-name="P36"/>
                </table:table-cell>
                <table:table-cell table:style-name="Table6.C2" office:value-type="string">
                  <text:p text:style-name="P24"/>
                </table:table-cell>
              </table:table-row>
            </table:table>
            <text:p text:style-name="P18"/>
          </table:table-cell>
        </table:table-row>
      </table:table>
      <text:p text:style-name="Standard"/>
      <text:p text:style-name="Standard"/>
      <table:table table:name="Table14" table:style-name="Table14">
        <table:table-column table:style-name="Table14.A"/>
        <table:table-row table:style-name="TableLine93954312594272">
          <table:table-cell table:style-name="Table14.A1" office:value-type="string">
            <text:p text:style-name="P32">Horizon connection server:</text:p>
            <text:p text:style-name="P32">login:</text:p>
            <text:p text:style-name="P32">password:</text:p>
            <text:p text:style-name="P32"/>
            <table:table table:name="Table16" table:style-name="Table16">
              <table:table-column table:style-name="Table16.A"/>
              <table:table-row table:style-name="TableLine93954312597264">
                <table:table-cell table:style-name="Table16.A1" office:value-type="string">
                  <text:p text:style-name="P33">horizon-vcs.wlink.com.np</text:p>
                  <text:p text:style-name="P33">administrator@horizon-vcs.wlink.com.np</text:p>
                  <text:p text:style-name="P33">Wlink123$#</text:p>
                </table:table-cell>
              </table:table-row>
              <table:table-row table:style-name="TableLine93954312602832">
                <table:table-cell table:style-name="Table16.A2" office:value-type="string">
                  <text:p text:style-name="P33">horizon admin password </text:p>
                  <text:p text:style-name="P33">hzn_view</text:p>
                  <text:p text:style-name="P33">udk6@h#*GV</text:p>
                </table:table-cell>
              </table:table-row>
            </table:table>
            <text:p text:style-name="P32"><text:soft-page-break/></text:p>
            <text:p text:style-name="P32"/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row table:style-name="TableLine93954312604256">
                <table:table-cell table:style-name="Table15.A1" office:value-type="string">
                  <text:p text:style-name="P32">s/a</text:p>
                </table:table-cell>
                <table:table-cell table:style-name="Table15.A1" office:value-type="string">
                  <text:p text:style-name="P32">issues</text:p>
                </table:table-cell>
                <table:table-cell table:style-name="Table15.C1" office:value-type="string">
                  <text:p text:style-name="P32">solution</text:p>
                </table:table-cell>
              </table:table-row>
              <table:table-row table:style-name="TableLine93954312613264">
                <table:table-cell table:style-name="Table15.A2" office:value-type="string">
                  <text:p text:style-name="P32">1</text:p>
                </table:table-cell>
                <table:table-cell table:style-name="Table15.A2" office:value-type="string">
                  <text:p text:style-name="P32">Cant get sign in button during sign in </text:p>
                </table:table-cell>
                <table:table-cell table:style-name="Table15.C2" office:value-type="string">
                  <text:p text:style-name="Table_20_Contents"/>
                </table:table-cell>
              </table:table-row>
              <table:table-row table:style-name="TableLine93954312615456">
                <table:table-cell table:style-name="Table15.A2" office:value-type="string">
                  <text:p text:style-name="P32">2</text:p>
                </table:table-cell>
                <table:table-cell table:style-name="Table15.A2" office:value-type="string">
                  <text:p text:style-name="P39"/>
                </table:table-cell>
                <table:table-cell table:style-name="Table15.C2" office:value-type="string">
                  <text:p text:style-name="Table_20_Contents"/>
                </table:table-cell>
              </table:table-row>
            </table:table>
            <text:p text:style-name="P32"><text:line-break/></text:p>
          </table:table-cell>
        </table:table-row>
        <table:table-row table:style-name="TableLine93954312617424">
          <table:table-cell table:style-name="Table14.A2" office:value-type="string">
            <text:p text:style-name="P32">Horizon v sphere server: </text:p>
            <text:p text:style-name="P32">login:</text:p>
            <text:p text:style-name="P32">password: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3" table:style-name="Table13">
        <table:table-column table:style-name="Table13.A"/>
        <table:table-row table:style-name="TableLine93954312619696">
          <table:table-cell table:style-name="Table13.A1" office:value-type="string">
            <text:p text:style-name="P28">PROBLEMS</text:p>
          </table:table-cell>
        </table:table-row>
        <table:table-row table:style-name="TableLine93954312514000">
          <table:table-cell table:style-name="Table13.A2" office:value-type="string">
            <text:p text:style-name="P27">How to remove user which haven’t logged in for more than 3 months</text:p>
            <text:p text:style-name="P27">-</text:p>
            <text:p text:style-name="P27"/>
          </table:table-cell>
        </table:table-row>
        <table:table-row table:style-name="TableLine93954312514992">
          <table:table-cell table:style-name="Table13.A2" office:value-type="string">
            <text:p text:style-name="P27">Clustering in vmware:</text:p>
            <text:p text:style-name="P27">-</text:p>
            <text:p text:style-name="P27"/>
            <text:p text:style-name="P27"/>
            <text:p text:style-name="P27"/>
          </table:table-cell>
        </table:table-row>
      </table:table>
      <text:p text:style-name="Standard"/>
      <table:table table:name="Table17" table:style-name="Table17">
        <table:table-column table:style-name="Table17.A"/>
        <table:table-row table:style-name="TableLine93954312626160">
          <table:table-cell table:style-name="Table17.A1" office:value-type="string">
            <text:p text:style-name="P35">HOW TO..?</text:p>
            <text:p text:style-name="P35"/>
          </table:table-cell>
        </table:table-row>
        <table:table-row table:style-name="TableLine93954312633888">
          <table:table-cell table:style-name="Table17.A2" office:value-type="string">
            <text:p text:style-name="P35">Assign new VM</text:p>
            <text:p text:style-name="P35">- </text:p>
            <text:p text:style-name="P35"/>
          </table:table-cell>
        </table:table-row>
        <table:table-row table:style-name="TableLine93954312634656">
          <table:table-cell table:style-name="Table17.A2" office:value-type="string">
            <text:p text:style-name="P35">Troubleshoot the dedicated VM</text:p>
            <text:p text:style-name="P35">-</text:p>
            <text:p text:style-name="P35"/>
            <text:p text:style-name="P35"/>
          </table:table-cell>
        </table:table-row>
        <table:table-row table:style-name="TableLine93954312635232">
          <table:table-cell table:style-name="Table17.A2" office:value-type="string">
            <text:p text:style-name="P35">- </text:p>
          </table:table-cell>
        </table:table-row>
      </table:table>
      <text:p text:style-name="Standard"/>
      <text:p text:style-name="Standard"/>
      <table:table table:name="Table19" table:style-name="Table19">
        <table:table-column table:style-name="Table19.A"/>
        <table:table-row table:style-name="TableLine93954312636512">
          <table:table-cell table:style-name="Table19.A1" office:value-type="string">
            <text:p text:style-name="P37">Group Policy Horizon</text:p>
            <text:p text:style-name="P37">- </text:p>
          </table:table-cell>
        </table:table-row>
        <table:table-row table:style-name="TableLine93954312641552">
          <table:table-cell table:style-name="Table19.A2" office:value-type="string">
            <text:p text:style-name="P38">API for group management horizon:</text:p>
            <text:p text:style-name="P38"/>
            <text:p text:style-name="P38"/>
          </table:table-cell>
        </table:table-row>
      </table:table>
      <text:p text:style-name="Standard"/>
      <text:p text:style-name="Standard"/>
      <table:table table:name="Table20" table:style-name="Table20">
        <table:table-column table:style-name="Table20.A"/>
        <table:table-row table:style-name="TableLine93954312643024">
          <table:table-cell table:style-name="Table20.A1" office:value-type="string">
            <text:p text:style-name="P39">Resolving issues</text:p>
          </table:table-cell>
        </table:table-row>
        <table:table-row table:style-name="TableLine93954312652416">
          <table:table-cell table:style-name="Table20.A2" office:value-type="string">
            <text:p text:style-name="P39">1) vmware tools not installed:</text:p>
            <text:p text:style-name="P39"/>
            <text:p text:style-name="P39"><text:soft-page-break/></text:p>
            <text:p text:style-name="P39"/>
            <text:p text:style-name="P39"/>
            <text:p text:style-name="P39"/>
            <text:p text:style-name="P77">2) network not enabled.<text:line-break/>- In search bar type run , ncpa.cpl and enable network with double click on ethernet .</text:p>
            <text:p text:style-name="P77"/>
          </table:table-cell>
        </table:table-row>
        <table:table-row table:style-name="TableLine93954312653184">
          <table:table-cell table:style-name="Table20.A2" office:value-type="string">
            <text:p text:style-name="P73"><text:span text:style-name="T4">Generic Desktop support:</text:span></text:p>
            <text:p text:style-name="P73"><text:span text:style-name="T4"/></text:p>
            <text:p text:style-name="P74"/>
            <text:p text:style-name="P41"/>
          </table:table-cell>
        </table:table-row>
        <table:table-row table:style-name="TableLine93954312653760">
          <table:table-cell table:style-name="Table20.A2" office:value-type="string">
            <text:p text:style-name="P30">Vrealize Operations for Horizon.</text:p>
            <text:p text:style-name="P75"/>
            <text:p text:style-name="P30"/>
          </table:table-cell>
        </table:table-row>
        <table:table-row table:style-name="TableLine93954312654416">
          <table:table-cell table:style-name="Table20.A2" office:value-type="string">
            <text:p text:style-name="P31">Session and desktop in horizon: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6:57:37.547677136</meta:creation-date>
    <meta:generator>LibreOffice/6.4.7.2$Linux_X86_64 LibreOffice_project/40$Build-2</meta:generator>
    <dc:date>2021-10-27T08:11:15.433173256</dc:date>
    <meta:editing-duration>P2DT22H20M38S</meta:editing-duration>
    <meta:editing-cycles>62</meta:editing-cycles>
    <meta:document-statistic meta:table-count="21" meta:image-count="0" meta:object-count="0" meta:page-count="8" meta:paragraph-count="229" meta:word-count="1101" meta:character-count="6645" meta:non-whitespace-character-count="5780"/>
  </office:meta>
</office:document-meta>
</file>